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rsid="00253c1e" officeooo:paragraph-rsid="00253c1e"/>
    </style:style>
    <style:style style:name="P3" style:family="paragraph" style:parent-style-name="Standard">
      <style:text-properties officeooo:rsid="001d2360" officeooo:paragraph-rsid="001d2360"/>
    </style:style>
    <style:style style:name="P4" style:family="paragraph" style:parent-style-name="Standard">
      <style:text-properties officeooo:rsid="001d9585" officeooo:paragraph-rsid="001d9585"/>
    </style:style>
    <style:style style:name="P5" style:family="paragraph" style:parent-style-name="Standard">
      <style:text-properties officeooo:paragraph-rsid="001d9585"/>
    </style:style>
    <style:style style:name="P6" style:family="paragraph" style:parent-style-name="Standard">
      <style:text-properties officeooo:rsid="001e6f4a" officeooo:paragraph-rsid="001e6f4a"/>
    </style:style>
    <style:style style:name="P7" style:family="paragraph" style:parent-style-name="Standard">
      <style:text-properties officeooo:rsid="001eff56" officeooo:paragraph-rsid="001eff56"/>
    </style:style>
    <style:style style:name="T1" style:family="text">
      <style:text-properties officeooo:rsid="001d9585"/>
    </style:style>
    <style:style style:name="T2" style:family="text">
      <style:text-properties officeooo:rsid="001e6f4a"/>
    </style:style>
    <style:style style:name="T3" style:family="text">
      <style:text-properties officeooo:rsid="001f96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killall -9 rosout roslaunch rosmaster gzserver nodelet robot_state_publisher gzclient python python3 rviz roscore</text:p>
      <text:p text:style-name="Preformatted_20_Text"/>
      <text:p text:style-name="Preformatted_20_Text"/>
      <text:p text:style-name="Preformatted_20_Text">conda activate py3.6.9</text:p>
      <text:p text:style-name="Preformatted_20_Text"/>
      <text:p text:style-name="Preformatted_20_Text">source /opt/ros/noetic/setup.bash</text:p>
      <text:p text:style-name="Preformatted_20_Text"/>
      <text:p text:style-name="Preformatted_20_Text">export ROS_HOSTNAME=localhost</text:p>
      <text:p text:style-name="Preformatted_20_Text">export ROS_MASTER_URI=<text:bookmark-start text:name="__DdeLink__428_3015740827"/>http://localhost:11311<text:bookmark-end text:name="__DdeLink__428_3015740827"/></text:p>
      <text:p text:style-name="Preformatted_20_Text">export <text:bookmark-start text:name="__DdeLink__430_3015740827"/>ROS_PORT_SIM<text:bookmark-end text:name="__DdeLink__430_3015740827"/>=<text:bookmark-start text:name="__DdeLink__432_3015740827"/>11311<text:bookmark-end text:name="__DdeLink__432_3015740827"/></text:p>
      <text:p text:style-name="Preformatted_20_Text">export <text:bookmark-start text:name="__DdeLink__434_3015740827"/>GAZEBO_RESOURCE_PATH<text:bookmark-end text:name="__DdeLink__434_3015740827"/>=<text:bookmark-start text:name="__DdeLink__436_3015740827"/>/media/agent/eb0d0016-e15f-4a25-8c28-0ad31789f3cb/ROS/DRL-robot-navigation/catkin_ws/src/multi_robot_scenario/launch<text:bookmark-end text:name="__DdeLink__436_3015740827"/></text:p>
      <text:p text:style-name="Preformatted_20_Text"><text:span text:style-name="T2">##</text:span>source ~/.bashrc</text:p>
      <text:p text:style-name="Preformatted_20_Text">cd /media/agent/eb0d0016-e15f-4a25-8c28-0ad31789f3cb/ROS/DRL-robot-navigation/catkin_ws</text:p>
      <text:p text:style-name="Preformatted_20_Text">source devel_isolated/setup.bash</text:p>
      <text:p text:style-name="Preformatted_20_Text">cd /media/agent/eb0d0016-e15f-4a25-8c28-0ad31789f3cb/ROS/DRL-robot-navigation/TD3</text:p>
      <text:p text:style-name="P1"/>
      <text:p text:style-name="P2">cd /snap/pycharm-community/261/bin</text:p>
      <text:p text:style-name="P2">./pycharm.sh</text:p>
      <text:p text:style-name="P1"/>
      <text:p text:style-name="P1">python velodyne_td3_<text:span text:style-name="T3">map</text:span>.py</text:p>
      <text:p text:style-name="P4">How to set up sources with an anaconda environment?</text:p>
      <text:p text:style-name="P4"/>
      <text:p text:style-name="P4">Hi, thanks for sharing the Noetic branch. I am testing this branch with an anaconda environment.</text:p>
      <text:p text:style-name="P4">First, I opened a terminal using non-conda env. Then complie workspace:</text:p>
      <text:p text:style-name="P4">----------</text:p>
      <text:p text:style-name="P4">$ cd ~/DRL-robot-navigation/catkin_ws</text:p>
      <text:p text:style-name="P4">### Compile</text:p>
      <text:p text:style-name="P4">$ catkin_make_isolated</text:p>
      <text:p text:style-name="P4">----------<text:span text:style-name="T2">(It succeeds!)</text:span></text:p>
      <text:p text:style-name="P4"/>
      <text:p text:style-name="P5"><text:span text:style-name="T2">Next,</text:span><text:span text:style-name="T1"> I have created an conda env, activated it, and installed some modules as follows.</text:span></text:p>
      <text:p text:style-name="P4">conda activate py3.6.9</text:p>
      <text:p text:style-name="P5">--------------------</text:p>
      <text:p text:style-name="Standard">pip install torch==1.2.0 -f <text:a xlink:type="simple" xlink:href="https://download.pytorch.org/whl/torch_stable.html" text:style-name="Internet_20_link" text:visited-style-name="Visited_20_Internet_20_Link">https://download.pytorch.org/whl/torch_stable.html</text:a></text:p>
      <text:p text:style-name="P3">pip install pyyaml</text:p>
      <text:p text:style-name="P3">pip install rospkg</text:p>
      <text:p text:style-name="P3">pip install squaternion</text:p>
      <text:p text:style-name="P3">pip install attr</text:p>
      <text:p text:style-name="P3">pip install attrs</text:p>
      <text:p text:style-name="P3">pip install netifaces defusedxml</text:p>
      <text:p text:style-name="P3">------------------------</text:p>
      <text:p text:style-name="P3"/>
      <text:p text:style-name="P5"><text:span text:style-name="T2">Finally</text:span><text:span text:style-name="T1">, </text:span><text:span text:style-name="T2">I opened a new terminal and set up sources:</text:span></text:p>
      <text:p text:style-name="P5">---------------------- <text:span text:style-name="T2">(This two lines are added to activate conda env and source ROS)</text:span></text:p>
      <text:p text:style-name="P6">$ conda activate <text:span text:style-name="T1">py3.6.9</text:span></text:p>
      <text:p text:style-name="P6">$ source /opt/ros/noetic/setup.bash</text:p>
      <text:p text:style-name="P5">-------------------------</text:p>
      <text:p text:style-name="P5"><text:soft-page-break/>$ export ROS_HOSTNAME=localhost</text:p>
      <text:p text:style-name="P5">$ export ROS_MASTER_URI=http://localhost:11311</text:p>
      <text:p text:style-name="P5">$ export ROS_PORT_SIM=11311</text:p>
      <text:p text:style-name="P5">$ export GAZEBO_RESOURCE_PATH=~/DRL-robot-navigation/catkin_ws/src/multi_robot_scenario/launch</text:p>
      <text:p text:style-name="P5">----------------------------------------</text:p>
      <text:p text:style-name="P5">$ <text:span text:style-name="T2">########### </text:span>source ~/.bashrc <text:span text:style-name="T2">(This line is deleted because it exits conda env py3.6.9 and turns to conda env base)</text:span></text:p>
      <text:p text:style-name="P5">$ cd ~/DRL-robot-navigation/catkin_ws</text:p>
      <text:p text:style-name="P5">$ source devel_isolated/setup.bash</text:p>
      <text:p text:style-name="P5">$ cd ~/DRL-robot-navigation/TD3</text:p>
      <text:p text:style-name="P5">$ python3 velodyne_td3.py</text:p>
      <text:p text:style-name="P5">-----------------------</text:p>
      <text:p text:style-name="P3"/>
      <text:p text:style-name="P3"/>
      <text:p text:style-name="P3"/>
      <text:p text:style-name="P7">The result is as follows, the following error occurs :</text:p>
      <text:p text:style-name="P7">------------------------------------------------------------------------------------</text:p>
      <text:p text:style-name="P7">Roscore launched!</text:p>
      <text:p text:style-name="P7">Unable to register with master node [http://localhost:11311]: master may not be running yet. Will keep trying.</text:p>
      <text:p text:style-name="P7">... logging to /home/agent/.ros/log/770251f6-541a-11ec-aeed-e7829104ff20/roslaunch-agent-B365M-POWER-172401.log</text:p>
      <text:p text:style-name="P7">Checking log directory for disk usage. This may take a while.</text:p>
      <text:p text:style-name="P7">Press Ctrl-C to interrupt</text:p>
      <text:p text:style-name="P7">Done checking log file disk usage. Usage is &lt;1GB.</text:p>
      <text:p text:style-name="P7"/>
      <text:p text:style-name="P7">started roslaunch server http://localhost:46189/</text:p>
      <text:p text:style-name="P7">ros_comm version 1.15.13</text:p>
      <text:p text:style-name="P7"/>
      <text:p text:style-name="P7">SUMMARY</text:p>
      <text:p text:style-name="P7">========</text:p>
      <text:p text:style-name="P7"/>
      <text:p text:style-name="P7">PARAMETERS</text:p>
      <text:p text:style-name="P7"><text:s/>* /rosdistro: noetic</text:p>
      <text:p text:style-name="P7"><text:s/>* /rosversion: 1.15.13</text:p>
      <text:p text:style-name="P7"/>
      <text:p text:style-name="P7">NODES</text:p>
      <text:p text:style-name="P7"/>
      <text:p text:style-name="P7">auto-starting new master</text:p>
      <text:p text:style-name="P7">process[master]: started with pid [172411]</text:p>
      <text:p text:style-name="P7">ROS_MASTER_URI=http://localhost:11311/</text:p>
      <text:p text:style-name="P7"/>
      <text:p text:style-name="P7">setting /run_id to 770251f6-541a-11ec-aeed-e7829104ff20</text:p>
      <text:p text:style-name="P7">process[rosout-1]: started with pid [172421]</text:p>
      <text:p text:style-name="P7">started core service [/rosout]</text:p>
      <text:p text:style-name="P7">Gazebo launched!</text:p>
      <text:p text:style-name="P7">... logging to /home/agent/.ros/log/770251f6-541a-11ec-aeed-e7829104ff20/roslaunch-agent-B365M-POWER-172431.log</text:p>
      <text:p text:style-name="P7">Checking log directory for disk usage. This may take a while.</text:p>
      <text:p text:style-name="P7">Press Ctrl-C to interrupt</text:p>
      <text:p text:style-name="P7"><text:soft-page-break/>Done checking log file disk usage. Usage is &lt;1GB.</text:p>
      <text:p text:style-name="P7"/>
      <text:p text:style-name="P7">started roslaunch server http://localhost:43295/</text:p>
      <text:p text:style-name="P7"/>
      <text:p text:style-name="P7">SUMMARY</text:p>
      <text:p text:style-name="P7">========</text:p>
      <text:p text:style-name="P7"/>
      <text:p text:style-name="P7">PARAMETERS</text:p>
      <text:p text:style-name="P7"><text:s/>* /joint_state_publisher/publish_frequency: 30.0</text:p>
      <text:p text:style-name="P7"><text:s/>* /robot_description: &lt;?xml version="1....</text:p>
      <text:p text:style-name="P7"><text:s/>* /robot_state_publisher/publish_frequency: 30.0</text:p>
      <text:p text:style-name="P7"><text:s/>* /rosdistro: noetic</text:p>
      <text:p text:style-name="P7"><text:s/>* /rosversion: 1.15.13</text:p>
      <text:p text:style-name="P7"><text:s/>* /use_sim_time: True</text:p>
      <text:p text:style-name="P7"/>
      <text:p text:style-name="P7">NODES</text:p>
      <text:p text:style-name="P7"><text:s text:c="2"/>/</text:p>
      <text:p text:style-name="P7"><text:s text:c="4"/>gazebo (gazebo_ros/gzserver)</text:p>
      <text:p text:style-name="P7"><text:s text:c="4"/>joint_state_publisher (joint_state_publisher/joint_state_publisher)</text:p>
      <text:p text:style-name="P7"><text:s text:c="4"/>robot_state_publisher (robot_state_publisher/robot_state_publisher)</text:p>
      <text:p text:style-name="P7"><text:s text:c="4"/>rviz (rviz/rviz)</text:p>
      <text:p text:style-name="P7"><text:s text:c="4"/>urdf_spawner (gazebo_ros/spawn_model)</text:p>
      <text:p text:style-name="P7"/>
      <text:p text:style-name="P7">ROS_MASTER_URI=http://localhost:11311/</text:p>
      <text:p text:style-name="P7"/>
      <text:p text:style-name="P7">process[gazebo-1]: started with pid [172456]</text:p>
      <text:p text:style-name="P7">process[urdf_spawner-2]: started with pid [172461]</text:p>
      <text:p text:style-name="P7">process[robot_state_publisher-3]: started with pid [172462]</text:p>
      <text:p text:style-name="P7">process[joint_state_publisher-4]: started with pid [172463]</text:p>
      <text:p text:style-name="P7">process[rviz-5]: started with pid [172464]</text:p>
      <text:p text:style-name="P7">[ INFO] [1638523319.979820797]: Finished loading Gazebo ROS API Plugin.</text:p>
      <text:p text:style-name="P7">[ INFO] [1638523319.980631275]: waitForService: Service [/gazebo/set_physics_properties] has not been advertised, waiting...</text:p>
      <text:p text:style-name="P7">[INFO] [1638523320.065212, 0.000000]: Loading model XML from ros parameter robot_description</text:p>
      <text:p text:style-name="P7">[INFO] [1638523320.070311, 0.000000]: Waiting for service /gazebo/spawn_urdf_model</text:p>
      <text:p text:style-name="P7">[ INFO] [1638523320.797520126]: waitForService: Service [/gazebo/set_physics_properties] is now available.</text:p>
      <text:p text:style-name="P7">[ INFO] [1638523320.854882519]: Physics dynamic reconfigure ready.</text:p>
      <text:p text:style-name="P7">[INFO] [1638523320.976913, 0.000000]: Calling service /gazebo/spawn_urdf_model</text:p>
      <text:p text:style-name="P7">[ INFO] [1638523497.485188702, 0.201000000]: Camera Plugin: Using the 'robotNamespace' param: '/'</text:p>
      <text:p text:style-name="P7">[ INFO] [1638523497.486945746, 0.201000000]: Camera Plugin (ns = /) <text:s/>&lt;tf_prefix_&gt;, set to ""</text:p>
      <text:p text:style-name="P7">[ INFO] [1638523497.497253932, 0.201000000]: Camera Plugin: The 'robotNamespace' param was empty</text:p>
      <text:p text:style-name="P7">[ INFO] [1638523497.498658911, 0.201000000]: Camera Plugin (ns = r1) <text:s/>&lt;tf_prefix_&gt;, set to ""</text:p>
      <text:p text:style-name="P7">[INFO] [1638523498.697978, 0.201000]: Spawn status: SpawnModel: Successfully spawned entity</text:p>
      <text:p text:style-name="P7">[urdf_spawner-2] process has finished cleanly</text:p>
      <text:p text:style-name="P7">log file: /home/agent/.ros/log/770251f6-541a-11ec-aeed-e7829104ff20/urdf_spawner-2*.log</text:p>
      <text:p text:style-name="P7">[ INFO] [1638523499.690473792, 0.201000000]: Laser Plugin: The 'robotNamespace' param was empty</text:p>
      <text:p text:style-name="P7"><text:soft-page-break/>[ INFO] [1638523499.690532451, 0.201000000]: Starting Laser Plugin (ns = r1)</text:p>
      <text:p text:style-name="P7">[ INFO] [1638523499.691076904, 0.201000000]: Laser Plugin (ns = r1) <text:s/>&lt;tf_prefix_&gt;, set to ""</text:p>
      <text:p text:style-name="P7">[ INFO] [1638523499.697194393, 0.201000000]: Velodyne laser plugin missing &lt;min_intensity&gt;, defaults to no clipping</text:p>
      <text:p text:style-name="P7">[ INFO] [1638523499.698738449, 0.201000000]: Velodyne laser plugin ready, 16 lasers</text:p>
      <text:p text:style-name="P7">[ INFO] [1638523499.710498725, 0.201000000]: Starting plugin DiffDrive(ns = r1/)</text:p>
      <text:p text:style-name="P7">[ INFO] [1638523499.710623456, 0.201000000]: DiffDrive(ns = r1/): &lt;rosDebugLevel&gt; = Debug</text:p>
      <text:p text:style-name="P7">[ INFO] [1638523499.711047215, 0.201000000]: DiffDrive(ns = r1/): &lt;tf_prefix&gt; = </text:p>
      <text:p text:style-name="P7">[DEBUG] [1638523499.711102141, 0.201000000]: DiffDrive(ns = r1/): &lt;commandTopic&gt; = cmd_vel</text:p>
      <text:p text:style-name="P7">[DEBUG] [1638523499.711116354, 0.201000000]: DiffDrive(ns = r1/): &lt;odometryTopic&gt; = odom</text:p>
      <text:p text:style-name="P7">[DEBUG] [1638523499.711153205, 0.201000000]: DiffDrive(ns = r1/): &lt;odometryFrame&gt; = odom</text:p>
      <text:p text:style-name="P7">[DEBUG] [1638523499.711164916, 0.201000000]: DiffDrive(ns = r1/): &lt;robotBaseFrame&gt; = base_link</text:p>
      <text:p text:style-name="P7">[DEBUG] [1638523499.711235821, 0.201000000]: DiffDrive(ns = r1/): &lt;publishWheelTF&gt; = false</text:p>
      <text:p text:style-name="P7">[ WARN] [1638523499.711250520, 0.201000000]: DiffDrive(ns = r1/): missing &lt;publishOdomTF&gt; default is true</text:p>
      <text:p text:style-name="P7">[DEBUG] [1638523499.711290227, 0.201000000]: DiffDrive(ns = r1/): &lt;publishWheelJointState&gt; = true</text:p>
      <text:p text:style-name="P7">[DEBUG] [1638523499.711344992, 0.201000000]: DiffDrive(ns = r1/): &lt;wheelSeparation&gt; = 0.29999999999999999</text:p>
      <text:p text:style-name="P7">[DEBUG] [1638523499.711362835, 0.201000000]: DiffDrive(ns = r1/): &lt;wheelDiameter&gt; = 0.17999999999999999</text:p>
      <text:p text:style-name="P7">[DEBUG] [1638523499.711377474, 0.201000000]: DiffDrive(ns = r1/): &lt;wheelAcceleration&gt; = 1.8</text:p>
      <text:p text:style-name="P7">[DEBUG] [1638523499.711391185, 0.201000000]: DiffDrive(ns = r1/): &lt;wheelTorque&gt; = 20</text:p>
      <text:p text:style-name="P7">[DEBUG] [1638523499.711405342, 0.201000000]: DiffDrive(ns = r1/): &lt;updateRate&gt; = 50</text:p>
      <text:p text:style-name="P7">[DEBUG] [1638523499.711453639, 0.201000000]: DiffDrive(ns = r1/): &lt;odometrySource&gt; = world := 1</text:p>
      <text:p text:style-name="P7">[DEBUG] [1638523499.711485094, 0.201000000]: DiffDrive(ns = r1/): &lt;leftJoint&gt; = left_hub_joint</text:p>
      <text:p text:style-name="P7">[DEBUG] [1638523499.711499787, 0.201000000]: DiffDrive(ns = r1/): &lt;rightJoint&gt; = right_hub_joint</text:p>
      <text:p text:style-name="P7">[ WARN] [1638523499.711518908, 0.201000000]: GazeboRosDiffDrive Plugin (ns = ) missing &lt;publishTf&gt;, defaults to 1</text:p>
      <text:p text:style-name="P7">[ INFO] [1638523499.711922234, 0.201000000]: DiffDrive(ns = r1/): Advertise joint_states</text:p>
      <text:p text:style-name="P7">[ INFO] [1638523499.712257380, 0.201000000]: DiffDrive(ns = r1/): Try to subscribe to cmd_vel</text:p>
      <text:p text:style-name="P7">[ INFO] [1638523499.713753381, 0.201000000]: DiffDrive(ns = r1/): Subscribe to cmd_vel</text:p>
      <text:p text:style-name="P7">[ INFO] [1638523499.714150768, 0.201000000]: DiffDrive(ns = r1/): Advertise odom on odom </text:p>
      <text:p text:style-name="P7">[ INFO] [1638523499.721365047, 0.201000000]: GazeboRosJointStatePublisher is going to publish joint: chassis_swivel_joint</text:p>
      <text:p text:style-name="P7">[ INFO] [1638523499.721390973, 0.201000000]: GazeboRosJointStatePublisher is going to publish joint: swivel_wheel_joint</text:p>
      <text:p text:style-name="P7">[ INFO] [1638523499.721424750, 0.201000000]: GazeboRosJointStatePublisher is going to publish joint: left_hub_joint</text:p>
      <text:p text:style-name="P7">[ INFO] [1638523499.721433820, 0.201000000]: GazeboRosJointStatePublisher is going to publish joint: right_hub_joint</text:p>
      <text:p text:style-name="P7">[ INFO] [1638523499.721446512, 0.201000000]: Starting GazeboRosJointStatePublisher Plugin (ns = r1/)!, parent name: r1</text:p>
      <text:p text:style-name="P7">[DEBUG] [1638523499.732124524, 0.211000000]: Trying to publish message of type [sensor_msgs/LaserScan/90c7ef2dc6895d81024acba2ac42f369] on a publisher with type [sensor_msgs/LaserScan/90c7ef2dc6895d81024acba2ac42f369]</text:p>
      <text:p text:style-name="P7"><text:soft-page-break/>[DEBUG] [1638523499.793156774, 0.222000000]: Trying to publish message of type [nav_msgs/Odometry/cd5e73d190d741a2f92e81eda573aca7] on a publisher with type [nav_msgs/Odometry/cd5e73d190d741a2f92e81eda573aca7]</text:p>
      <text:p text:style-name="P7">[DEBUG] [1638523499.793237857, 0.222000000]: Trying to publish message of type [sensor_msgs/JointState/3066dcd76a6cfaef579bd0f34173e9fd] on a publisher with type [sensor_msgs/JointState/3066dcd76a6cfaef579bd0f34173e9fd]</text:p>
      <text:p text:style-name="P7">[DEBUG] [1638523499.807064731, 0.235000000]: Trying to publish message of type [sensor_msgs/CameraInfo/c9a58c1b0b154e0e6da7578cb991d214] on a publisher with type [sensor_msgs/CameraInfo/c9a58c1b0b154e0e6da7578cb991d214]</text:p>
      <text:p text:style-name="P7">Exception in thread /r1/odom:</text:p>
      <text:p text:style-name="P7">Traceback (most recent call last):</text:p>
      <text:p text:style-name="P7"><text:s text:c="2"/>File "/home/agent/anaconda3/envs/py3.6.9/lib/python3.6/threading.py", line 916, in _bootstrap_inner</text:p>
      <text:p text:style-name="P7"><text:s text:c="4"/>self.run()</text:p>
      <text:p text:style-name="P7"><text:s text:c="2"/>File "/home/agent/anaconda3/envs/py3.6.9/lib/python3.6/threading.py", line 864, in run</text:p>
      <text:p text:style-name="P7"><text:s text:c="4"/>self._target(*self._args, **self._kwargs)</text:p>
      <text:p text:style-name="P7"><text:s text:c="2"/>File "/opt/ros/noetic/lib/python3/dist-packages/rospy/impl/tcpros_pubsub.py", line 185, in robust_connect_subscriber</text:p>
      <text:p text:style-name="P7"><text:s text:c="4"/>conn.receive_loop(receive_cb)</text:p>
      <text:p text:style-name="P7"><text:s text:c="2"/>File "/opt/ros/noetic/lib/python3/dist-packages/rospy/impl/tcpros_base.py", line 846, in receive_loop</text:p>
      <text:p text:style-name="P7"><text:s text:c="4"/>self.close()</text:p>
      <text:p text:style-name="P7"><text:s text:c="2"/>File "/opt/ros/noetic/lib/python3/dist-packages/rospy/impl/tcpros_base.py", line 858, in close</text:p>
      <text:p text:style-name="P7"><text:s text:c="4"/>self.socket.close()</text:p>
      <text:p text:style-name="P7">AttributeError: 'NoneType' object has no attribute 'close'</text:p>
      <text:p text:style-name="P7"/>
      <text:p text:style-name="P7">Exception in thread /r1/front_laser/scan:</text:p>
      <text:p text:style-name="P7">Traceback (most recent call last):</text:p>
      <text:p text:style-name="P7"><text:s text:c="2"/>File "/home/agent/anaconda3/envs/py3.6.9/lib/python3.6/threading.py", line 916, in _bootstrap_inner</text:p>
      <text:p text:style-name="P7"><text:s text:c="4"/>self.run()</text:p>
      <text:p text:style-name="P7"><text:s text:c="2"/>File "/home/agent/anaconda3/envs/py3.6.9/lib/python3.6/threading.py", line 864, in run</text:p>
      <text:p text:style-name="P7"><text:s text:c="4"/>self._target(*self._args, **self._kwargs)</text:p>
      <text:p text:style-name="P7"><text:s text:c="2"/>File "/opt/ros/noetic/lib/python3/dist-packages/rospy/impl/tcpros_pubsub.py", line 185, in robust_connect_subscriber</text:p>
      <text:p text:style-name="P7"><text:s text:c="4"/>conn.receive_loop(receive_cb)</text:p>
      <text:p text:style-name="P7"><text:s text:c="2"/>File "/opt/ros/noetic/lib/python3/dist-packages/rospy/impl/tcpros_base.py", line 846, in receive_loop</text:p>
      <text:p text:style-name="P7"><text:s text:c="4"/>self.close()</text:p>
      <text:p text:style-name="P7"><text:s text:c="2"/>File "/opt/ros/noetic/lib/python3/dist-packages/rospy/impl/tcpros_base.py", line 858, in close</text:p>
      <text:p text:style-name="P7"><text:s text:c="4"/>self.socket.close()</text:p>
      <text:p text:style-name="P7">AttributeError: 'NoneType' object has no attribute 'close'</text:p>
      <text:p text:style-name="P7">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6:41:51.287938015</meta:creation-date>
    <dc:date>2021-12-06T11:55:01.815685514</dc:date>
    <meta:editing-duration>PT1H23M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177" meta:word-count="1028" meta:character-count="10922" meta:non-whitespace-character-count="9977"/>
  </office:meta>
</office:document-meta>
</file>